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h text:style-name="Heading_20_1" text:outline-level="1">GitHub Username: tylerpcarter</text:h>
      <text:h text:style-name="Heading_20_1" text:outline-level="1">Today's date: 12:11:37 PM 07/12/2017</text:h>
      <text:h text:style-name="Heading_20_1" text:outline-level="1">What tools have you worked with so far in this class? So far I have worked with Github, CodeAnywhere, Ruby, Jekyll, HTML5, Markdown Converters, Plaintext Editors, Slack, and Pandoc.</text:h>
      <text:h text:style-name="Heading_20_1" text:outline-level="1">Which have you found most potentially useful?</text:h>
      <text:p text:style-name="P2">I really love Github and CodeAnywhere as tools to use in my life.</text:p>
      <text:p text:style-name="First_20_paragraph">## Why? I have many uses for CodeAnywhere, as I am constantly using different devices. I've always relied on a physical drive. GitHub seems very collaborative and I have no doubt GitHub will be a valuable repository for me to use in resume work.</text:p>
      <text:h text:style-name="Heading_20_1" text:outline-level="1">What tools have been the most difficult to learn?</text:h>
      <text:p text:style-name="P3">So far, navigating the terminal has been the most difficult to learn. Pandoc and text editor work is a closesecond.</text:p>
      <text:h text:style-name="Heading_20_1" text:outline-level="1">Why have they been particularly difficult to learn and use?</text:h>
      <text:p text:style-name="P4">Many of the commands on the terminal window are not intuitive. I don't have any knowledge of the acronyms. The command sudo, for example, having not used it many times yet, is hard to remember. </text:p>
      <text:p text:style-name="P5">Markdown and html is the same exact way for me. I do not have the programming knowledge, yet.</text:p>
      <text:h text:style-name="Heading_20_1" text:outline-level="1">What tools would you like to learn more about?</text:h>
      <text:p text:style-name="P6">I really want to learn more about web and app development. I'd like to use HTML and incorporate scripting and Swift/Java for development platforms.</text:p>
      <text:p text:style-name="Horizontal_20_Line"/>
      <text:p text:style-name="First_20_paragraph"><text:span text:style-name="T3">When</text:span><text:span text:style-name="T4"> </text:span><text:span text:style-name="T5">you</text:span><text:span text:style-name="T6"> </text:span><text:span text:style-name="T7">are</text:span><text:span text:style-name="T8"> </text:span><text:span text:style-name="T9">finished</text:span><text:span text:style-name="T10"> </text:span><text:span text:style-name="T11">with</text:span><text:span text:style-name="T12"> </text:span><text:span text:style-name="T13">the</text:span><text:span text:style-name="T14"> </text:span><text:span text:style-name="T15">questions</text:span><text:span text:style-name="T16"> </text:span><text:span text:style-name="T17">in</text:span><text:span text:style-name="T18"> </text:span><text:span text:style-name="T19">file:</text:span></text:p>
      <text:list text:style-name="L2">
        <text:list-item>
          <text:p text:style-name="P7">I want you to change the name of the file to your GitHub username.</text:p>
        </text:list-item>
        <text:list-item>
          <text:p text:style-name="P7">You will then work as a group to convert the file to HTML, DOCX, and ODT formats, per the instructions in class.</text:p>
        </text:list-item>
        <text:list-item>
          <text:p text:style-name="P7">Then I want you to add, commit, and push your changes.</text:p>
        </text:list-item>
        <text:list-item>
          <text:p text:style-name="P7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